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2.743cm"/>
    </style:style>
    <style:style style:name="Таблица4.B" style:family="table-column">
      <style:table-column-properties style:column-width="13.74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" style:family="table">
      <style:table-properties style:width="16.999cm" fo:margin-left="0.018cm" fo:margin-top="0cm" fo:margin-bottom="0cm" table:align="left" style:writing-mode="lr-tb"/>
    </style:style>
    <style:style style:name="Таблица1.A" style:family="table-column">
      <style:table-column-properties style:column-width="8.498cm"/>
    </style:style>
    <style:style style:name="Таблица1.B" style:family="table-column">
      <style:table-column-properties style:column-width="8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="0.176cm" fo:border="1pt solid #000000">
        <style:background-image/>
      </style:table-cell-properties>
    </style:style>
    <style:style style:name="Таблица2" style:family="table">
      <style:table-properties style:width="15.776cm" fo:margin-left="0.018cm" fo:margin-top="0cm" fo:margin-bottom="0cm" table:align="left" style:writing-mode="lr-tb"/>
    </style:style>
    <style:style style:name="Таблица2.A" style:family="table-column">
      <style:table-column-properties style:column-width="7.299cm"/>
    </style:style>
    <style:style style:name="Таблица2.B" style:family="table-column">
      <style:table-column-properties style:column-width="8.477cm"/>
    </style:style>
    <style:style style:name="Таблица2.1" style:family="table-row">
      <style:table-row-properties style:min-row-height="0.661cm" fo:keep-together="auto"/>
    </style:style>
    <style:style style:name="Таблица2.A1" style:family="table-cell">
      <style:table-cell-properties fo:padding-left="0.191cm" fo:padding-right="0.191cm" fo:padding-top="0cm" fo:padding-bottom="0cm" fo:border="1pt solid #000000"/>
    </style:style>
    <style:style style:name="Таблица2.2" style:family="table-row">
      <style:table-row-properties style:min-row-height="0.291cm" fo:keep-together="auto"/>
    </style:style>
    <style:style style:name="Таблица2.3" style:family="table-row">
      <style:table-row-properties style:min-row-height="1.439cm" fo:keep-together="auto"/>
    </style:style>
    <style:style style:name="Таблица2.4" style:family="table-row">
      <style:table-row-properties style:min-row-height="1.332cm" fo:keep-together="auto"/>
    </style:style>
    <style:style style:name="Таблица3" style:family="table">
      <style:table-properties style:width="16.526cm" fo:margin-left="0.483cm" fo:margin-top="0cm" fo:margin-bottom="0cm" table:align="left" style:writing-mode="lr-tb"/>
    </style:style>
    <style:style style:name="Таблица3.A" style:family="table-column">
      <style:table-column-properties style:column-width="7.597cm"/>
    </style:style>
    <style:style style:name="Таблица3.B" style:family="table-column">
      <style:table-column-properties style:column-width="8.929cm"/>
    </style:style>
    <style:style style:name="Таблица3.1" style:family="table-row">
      <style:table-row-properties style:min-row-height="0.282cm" fo:keep-together="auto"/>
    </style:style>
    <style:style style:name="Таблица3.A1" style:family="table-cell">
      <style:table-cell-properties style:vertical-align="middle" fo:background-color="#ffff00" fo:padding-left="0.191cm" fo:padding-right="0.191cm" fo:padding-top="0cm" fo:padding-bottom="0cm" fo:border="0.5pt solid #1f4e78">
        <style:background-image/>
      </style:table-cell-properties>
    </style:style>
    <style:style style:name="Таблица3.2" style:family="table-row">
      <style:table-row-properties style:min-row-height="0.25cm" fo:keep-together="auto"/>
    </style:style>
    <style:style style:name="Таблица3.A2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2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3" style:family="table-row">
      <style:table-row-properties style:min-row-height="0.002cm" fo:keep-together="auto"/>
    </style:style>
    <style:style style:name="Таблица3.A3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3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4" style:family="table-row">
      <style:table-row-properties style:min-row-height="0.767cm" fo:keep-together="auto"/>
    </style:style>
    <style:style style:name="Таблица3.A4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4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A5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5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6" style:family="table-row">
      <style:table-row-properties style:min-row-height="0.781cm" fo:keep-together="auto"/>
    </style:style>
    <style:style style:name="Таблица3.A6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6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7" style:family="table-row">
      <style:table-row-properties style:min-row-height="0.529cm" fo:keep-together="auto"/>
    </style:style>
    <style:style style:name="Таблица3.A7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7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8" style:family="table-row">
      <style:table-row-properties style:min-row-height="0.325cm" fo:keep-together="auto"/>
    </style:style>
    <style:style style:name="Таблица3.A8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8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9" style:family="table-row">
      <style:table-row-properties style:min-row-height="0.328cm" fo:keep-together="auto"/>
    </style:style>
    <style:style style:name="Таблица3.A9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9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0" style:family="table-row">
      <style:table-row-properties style:min-row-height="2.829cm" fo:keep-together="auto"/>
    </style:style>
    <style:style style:name="Таблица3.A10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0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1" style:family="table-row">
      <style:table-row-properties style:min-row-height="0.512cm" fo:keep-together="auto"/>
    </style:style>
    <style:style style:name="Таблица3.A11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1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2" style:family="table-row">
      <style:table-row-properties style:min-row-height="0.273cm" fo:keep-together="auto"/>
    </style:style>
    <style:style style:name="Таблица3.A12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2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3" style:family="table-row">
      <style:table-row-properties style:min-row-height="0.3cm" fo:keep-together="auto"/>
    </style:style>
    <style:style style:name="Таблица3.A13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3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A14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4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5" style:family="table-row">
      <style:table-row-properties style:min-row-height="0.014cm" fo:keep-together="auto"/>
    </style:style>
    <style:style style:name="Таблица3.A15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5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6" style:family="table-row">
      <style:table-row-properties style:min-row-height="0.018cm" fo:keep-together="auto"/>
    </style:style>
    <style:style style:name="Таблица3.A16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6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7" style:family="table-row">
      <style:table-row-properties style:min-row-height="0.062cm" fo:keep-together="auto"/>
    </style:style>
    <style:style style:name="Таблица3.A17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7" style:family="table-cell">
      <style:table-cell-properties style:vertical-align="middle" fo:padding-left="0.191cm" fo:padding-right="0.191cm" fo:padding-top="0cm" fo:padding-bottom="0cm" fo:border="0.5pt solid #1f4e78"/>
    </style:style>
    <style:style style:name="P1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officeooo:paragraph-rsid="000546f9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officeooo:paragraph-rsid="000546f9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officeooo:paragraph-rsid="000546f9" style:letter-kerning="false" style:font-size-asian="12pt" style:font-name-complex="Times New Roman1" style:font-size-complex="12pt"/>
    </style:style>
    <style:style style:name="P4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0" fo:widows="0" fo:background-color="#1e1f22" fo:padding="0cm" fo:border="none" style:shadow="none"/>
      <style:text-properties style:font-name="Times New Roman" fo:font-size="12pt" officeooo:paragraph-rsid="000546f9" style:letter-kerning="false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fo:language="en" fo:country="US" officeooo:paragraph-rsid="000546f9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fo:language="ru" fo:country="RU" officeooo:paragraph-rsid="000546f9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officeooo:paragraph-rsid="000546f9" style:letter-kerning="false" style:font-name-asian="Times New Roman1" style:font-name-complex="Times New Roman1"/>
    </style:style>
    <style:style style:name="P8" style:family="paragraph" style:parent-style-name="List_20_Paragraph" style:list-style-name="WWNum4">
      <style:paragraph-properties fo:margin-top="0cm" fo:margin-bottom="0cm" style:contextual-spacing="true" fo:line-height="100%"/>
      <style:text-properties officeooo:paragraph-rsid="000546f9"/>
    </style:style>
    <style:style style:name="P9" style:family="paragraph" style:parent-style-name="List_20_Paragraph" style:list-style-name="L1">
      <style:paragraph-properties fo:margin-top="0cm" fo:margin-bottom="0cm" style:contextual-spacing="true" fo:line-height="100%" fo:orphans="0" fo:widows="0" text:number-lines="true" text:line-number="0"/>
      <style:text-properties style:font-name="Times New Roman" fo:font-size="12pt" officeooo:paragraph-rsid="000546f9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List_20_Paragraph" style:list-style-name="L1">
      <style:paragraph-properties fo:margin-top="0cm" fo:margin-bottom="0cm" style:contextual-spacing="true" fo:line-height="100%" fo:orphans="0" fo:widows="0" text:number-lines="true" text:line-number="0"/>
      <style:text-properties style:font-name="Times New Roman" fo:font-size="12pt" fo:language="en" fo:country="US" officeooo:paragraph-rsid="000546f9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List_20_Paragraph" style:list-style-name="WWNum4">
      <style:paragraph-properties fo:margin-top="0cm" fo:margin-bottom="0cm" style:contextual-spacing="true" fo:line-height="100%"/>
      <style:text-properties style:font-name="Times New Roman" fo:font-size="12pt" fo:font-weight="bold" officeooo:paragraph-rsid="000546f9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 style:list-style-name="WWNum6">
      <style:paragraph-properties fo:margin-left="0cm" fo:margin-right="0cm" fo:margin-top="0cm" fo:margin-bottom="0cm" style:contextual-spacing="false" fo:text-align="justify" style:justify-single-word="false" fo:text-indent="1.251cm" style:auto-text-indent="false">
        <style:tab-stops>
          <style:tab-stop style:position="2.011cm"/>
        </style:tab-stops>
      </style:paragraph-properties>
      <style:text-properties style:font-name="Times New Roman" fo:font-size="12pt" officeooo:paragraph-rsid="000546f9" fo:background-color="#ffffff" style:font-name-asian="Times New Roman1" style:font-size-asian="12pt" style:font-name-complex="Times New Roman1"/>
    </style:style>
    <style:style style:name="P13" style:family="paragraph" style:parent-style-name="Standard" style:list-style-name="WWNum7">
      <style:paragraph-properties fo:margin-left="0cm" fo:margin-right="0cm" fo:margin-top="0cm" fo:margin-bottom="0cm" style:contextual-spacing="false" fo:text-align="justify" style:justify-single-word="false" fo:text-indent="1.251cm" style:auto-text-indent="false">
        <style:tab-stops>
          <style:tab-stop style:position="2.011cm"/>
        </style:tab-stops>
      </style:paragraph-properties>
      <style:text-properties style:font-name="Times New Roman" fo:font-size="12pt" officeooo:paragraph-rsid="000546f9" fo:background-color="#ffffff" style:font-name-asian="Times New Roman1" style:font-size-asian="12pt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>
        <style:tab-stops>
          <style:tab-stop style:position="2.011cm"/>
        </style:tab-stops>
      </style:paragraph-properties>
      <style:text-properties style:font-name="Times New Roman" fo:font-size="12pt" officeooo:paragraph-rsid="000546f9" fo:background-color="#ffffff" style:font-name-asian="Times New Roman1" style:font-size-asian="12pt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style:font-name="Times New Roman" fo:font-size="12pt" officeooo:paragraph-rsid="000546f9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fo:padding="0cm" fo:border="none" style:shadow="none" style:join-border="false">
        <style:tab-stops>
          <style:tab-stop style:position="2.011cm"/>
        </style:tab-stops>
      </style:paragraph-properties>
      <style:text-properties style:font-name="Times New Roman" fo:font-size="12pt" officeooo:paragraph-rsid="000546f9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paragraph-rsid="000546f9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  <style:text-properties style:font-name="Times New Roman" fo:font-size="12pt" fo:font-weight="bold" officeooo:paragraph-rsid="000546f9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true" fo:line-height="100%"/>
      <style:text-properties style:font-name="Times New Roman" fo:font-size="12pt" fo:font-weight="bold" officeooo:paragraph-rsid="000546f9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46f9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rsid="0009016f" officeooo:paragraph-rsid="0009016f" style:font-name-asian="Times New Roman1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46f9" fo:background-color="#ffff00" style:font-name-asian="Times New Roman1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rsid="0009016f" officeooo:paragraph-rsid="0009016f" fo:background-color="#ffff00" style:font-name-asian="Times New Roman1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n" fo:country="US" officeooo:paragraph-rsid="000546f9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n" fo:country="US" officeooo:paragraph-rsid="0005c148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style:font-name="Times New Roman" fo:font-size="12pt" fo:language="en" fo:country="US" officeooo:paragraph-rsid="000546f9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n" fo:country="US" officeooo:paragraph-rsid="0005c148" style:font-name-asian="Times New Roman1" style:font-size-asian="12pt" style:language-asian="ru" style:country-asian="RU" style:font-name-complex="Times New Roman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Times New Roman" fo:font-size="12pt" officeooo:paragraph-rsid="000546f9" style:font-size-asian="12pt" style:font-name-complex="Times New Roman1" style:font-size-complex="12pt"/>
    </style:style>
    <style:style style:name="P29" style:family="paragraph" style:parent-style-name="Standard">
      <style:paragraph-properties fo:margin-left="1.884cm" fo:margin-right="0cm" fo:margin-top="0cm" fo:margin-bottom="0cm" style:contextual-spacing="false" fo:line-height="100%" fo:text-indent="0cm" style:auto-text-indent="false"/>
      <style:text-properties style:font-name="Times New Roman" fo:font-size="12pt" officeooo:paragraph-rsid="000546f9" style:font-size-asian="12pt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0546f9" style:font-size-asian="12pt" style:font-name-complex="Times New Roman1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style:font-name="Times New Roman" fo:font-size="12pt" officeooo:paragraph-rsid="000546f9" style:font-size-asian="12pt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officeooo:paragraph-rsid="000546f9" style:font-name-asian="Times New Roman1" style:font-name-complex="Times New Roman1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officeooo:paragraph-rsid="000546f9" style:font-name-asian="Times New Roman1" style:font-name-complex="Times New Roman1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language="en" fo:country="US" officeooo:paragraph-rsid="000546f9" style:font-name-asian="Times New Roman1" style:font-name-complex="Times New Roman1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fo:color="#000000" loext:opacity="100%" style:font-name="Times New Roman" fo:font-size="12pt" officeooo:paragraph-rsid="0005c148" style:font-name-asian="Times New Roman1" style:font-size-asian="12pt" style:language-asian="ru" style:country-asian="RU" style:font-name-complex="Times New Roman1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fo:color="#000000" loext:opacity="100%" style:font-name="Times New Roman" fo:font-size="12pt" officeooo:paragraph-rsid="00057f91" style:font-name-asian="Times New Roman1" style:font-size-asian="12pt" style:language-asian="ru" style:country-asian="RU" style:font-name-complex="Times New Roman1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fo:color="#000000" loext:opacity="100%" style:font-name="Times New Roman" fo:font-size="12pt" officeooo:paragraph-rsid="000546f9" style:font-name-asian="Times New Roman1" style:font-size-asian="12pt" style:language-asian="ru" style:country-asian="RU" style:font-name-complex="Times New Roman1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fo:color="#000000" loext:opacity="100%" style:font-name="Times New Roman" fo:font-size="12pt" officeooo:paragraph-rsid="000546f9" style:font-name-asian="Times New Roman1" style:font-size-asian="12pt" style:font-name-complex="Times New Roman1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text:number-lines="true" text:line-number="0"/>
      <style:text-properties fo:color="#000000" loext:opacity="100%" style:font-name="Times New Roman" fo:font-size="12pt" fo:font-weight="bold" officeooo:paragraph-rsid="000546f9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line-height="100%"/>
      <style:text-properties officeooo:paragraph-rsid="000546f9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0546f9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officeooo:paragraph-rsid="000546f9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officeooo:paragraph-rsid="0005c148"/>
    </style:style>
    <style:style style:name="P4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0546f9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fo:color="#000000" loext:opacity="100%" style:font-name="Times New Roman" fo:font-size="12pt" fo:language="en" fo:country="US" officeooo:paragraph-rsid="00057f91" style:font-name-asian="Times New Roman1" style:font-size-asian="12pt" style:language-asian="ru" style:country-asian="RU" style:font-name-complex="Times New Roman1" style:font-size-complex="12pt"/>
    </style:style>
    <style:style style:name="P46" style:family="paragraph" style:parent-style-name="docdata" style:list-style-name="WWNum2">
      <style:paragraph-properties fo:margin-top="0cm" fo:margin-bottom="0cm" style:contextual-spacing="false"/>
      <style:text-properties officeooo:paragraph-rsid="000546f9"/>
    </style:style>
    <style:style style:name="P47" style:family="paragraph" style:parent-style-name="docdata">
      <style:paragraph-properties fo:margin-top="0cm" fo:margin-bottom="0.282cm" style:contextual-spacing="false"/>
      <style:text-properties officeooo:paragraph-rsid="000546f9"/>
    </style:style>
    <style:style style:name="P48" style:family="paragraph" style:parent-style-name="docdata">
      <style:paragraph-properties fo:margin-top="0cm" fo:margin-bottom="0cm" style:contextual-spacing="false"/>
      <style:text-properties fo:color="#000000" loext:opacity="100%" officeooo:paragraph-rsid="000546f9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style:font-name-asian="Times New Roman1" style:font-size-asian="12pt" style:font-name-complex="Times New Roman1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fo:background-color="#ffff00" loext:char-shading-value="0" style:font-name-asian="Times New Roman1" style:font-size-asian="12pt" style:font-name-complex="Times New Roman1"/>
    </style:style>
    <style:style style:name="T8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0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11" style:family="text">
      <style:text-properties style:font-name="Times New Roman" fo:language="en" fo:country="US" style:font-name-asian="Times New Roman1" style:font-name-complex="Times New Roman1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style:font-name-asian="Arial"/>
    </style:style>
    <style:style style:name="T16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fo:color="#000000" loext:opacity="100%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8" style:family="text">
      <style:text-properties style:font-name-asian="Ari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style:font-name-asian="Arial"/>
    </style:style>
    <style:style style:name="T21" style:family="text">
      <style:text-properties officeooo:rsid="00057f91"/>
    </style:style>
    <style:style style:name="T22" style:family="text">
      <style:text-properties officeooo:rsid="00080ee8"/>
    </style:style>
    <style:style style:name="T2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2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29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officeooo:rsid="0009913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Приложение <text:s text:c="4"/><text:span text:style-name="T33">З</text:span></text:p>
      <text:p text:style-name="P22">Выполнение работ по отладке программы с использованием специализированных средств отладки</text:p>
      <text:p text:style-name="P23"/>
      <text:p text:style-name="P40"><text:span text:style-name="T1">Цель работы:</text:span><text:span text:style-name="T5"> совершенствовать умения разработки программы согласно требованиям проектной документации, совершенствовать умения тестирования программного кода.</text:span></text:p>
      <text:p text:style-name="P47"><text:span text:style-name="T14">Оборудование:</text:span><text:span text:style-name="T13"> ПК, IntelliJ IDEA</text:span></text:p>
      <text:p text:style-name="P48">Источники: </text:p>
      <text:list xml:id="list2844447629" text:style-name="WWNum2">
        <text:list-item>
          <text:p text:style-name="P46"><text:span text:style-name="_32_893"><text:span text:style-name="T15">Руководство </text:span></text:span><text:span text:style-name="T13">Java. </text:span><text:a xlink:type="simple" xlink:href="https://metanit.com/java/tutorial/" office:target-frame-name="https://metanit.com/java/tutorial/" xlink:show="replace" text:style-name="Internet_20_link" text:visited-style-name="Visited_20_Internet_20_Link"><text:span text:style-name="Internet_20_link"><text:span text:style-name="T18">https://metanit.com/java/tutorial/</text:span></text:span></text:a><text:span text:style-name="T13"> </text:span></text:p>
        </text:list-item>
        <text:list-item>
          <text:p text:style-name="P46"><text:a xlink:type="simple" xlink:href="https://sky.pro/media/massivy-java/?ysclid=lpplhkykdq723199542" office:target-frame-name="https://sky.pro/media/massivy-java/?ysclid=lpplhkykdq723199542" xlink:show="replace" text:style-name="Internet_20_link" text:visited-style-name="Visited_20_Internet_20_Link"><text:span text:style-name="Internet_20_link"><text:span text:style-name="T18">Массивы Java: объявление, создание, заполнение и инициализация, определение размера, вывод на экран, методы и примеры (sky.pro)</text:span></text:span></text:a></text:p>
        </text:list-item>
        <text:list-item>
          <text:p text:style-name="P46"><text:a xlink:type="simple" xlink:href="https://javarush.com/quests/lectures/questsyntaxpro.level05.lecture07" office:target-frame-name="https://javarush.com/quests/lectures/questsyntaxpro.level05.lecture07" xlink:show="replace" text:style-name="Internet_20_link" text:visited-style-name="Visited_20_Internet_20_Link"><text:span text:style-name="Internet_20_link"><text:span text:style-name="T18">Методы</text:span></text:span></text:a><text:a xlink:type="simple" xlink:href="https://javarush.com/quests/lectures/questsyntaxpro.level05.lecture07" office:target-frame-name="https://javarush.com/quests/lectures/questsyntaxpro.level05.lecture07" xlink:show="replace" text:style-name="Internet_20_link" text:visited-style-name="Visited_20_Internet_20_Link"><text:span text:style-name="Internet_20_link"><text:span text:style-name="T20"> Arrays fill, copyOf, copyOfRange, sort, binarySearch </text:span></text:span></text:a><text:a xlink:type="simple" xlink:href="https://javarush.com/quests/lectures/questsyntaxpro.level05.lecture07" office:target-frame-name="https://javarush.com/quests/lectures/questsyntaxpro.level05.lecture07" xlink:show="replace" text:style-name="Internet_20_link" text:visited-style-name="Visited_20_Internet_20_Link"><text:span text:style-name="Internet_20_link"><text:span text:style-name="T18">в</text:span></text:span></text:a><text:a xlink:type="simple" xlink:href="https://javarush.com/quests/lectures/questsyntaxpro.level05.lecture07" office:target-frame-name="https://javarush.com/quests/lectures/questsyntaxpro.level05.lecture07" xlink:show="replace" text:style-name="Internet_20_link" text:visited-style-name="Visited_20_Internet_20_Link"><text:span text:style-name="Internet_20_link"><text:span text:style-name="T20"> Java (javarush.com)</text:span></text:span></text:a></text:p>
        </text:list-item>
        <text:list-item>
          <text:p text:style-name="P46"><text:a xlink:type="simple" xlink:href="https://javarush.com/groups/posts/1933-klass-arrays-i-ego-ispoljhzovanie" office:target-frame-name="https://javarush.com/groups/posts/1933-klass-arrays-i-ego-ispoljhzovanie" xlink:show="replace" text:style-name="Internet_20_link" text:visited-style-name="Visited_20_Internet_20_Link"><text:span text:style-name="Internet_20_link"><text:span text:style-name="T18">Класс</text:span></text:span></text:a><text:a xlink:type="simple" xlink:href="https://javarush.com/groups/posts/1933-klass-arrays-i-ego-ispoljhzovanie" office:target-frame-name="https://javarush.com/groups/posts/1933-klass-arrays-i-ego-ispoljhzovanie" xlink:show="replace" text:style-name="Internet_20_link" text:visited-style-name="Visited_20_Internet_20_Link"><text:span text:style-name="Internet_20_link"><text:span text:style-name="T20"> Arrays </text:span></text:span></text:a><text:a xlink:type="simple" xlink:href="https://javarush.com/groups/posts/1933-klass-arrays-i-ego-ispoljhzovanie" office:target-frame-name="https://javarush.com/groups/posts/1933-klass-arrays-i-ego-ispoljhzovanie" xlink:show="replace" text:style-name="Internet_20_link" text:visited-style-name="Visited_20_Internet_20_Link"><text:span text:style-name="Internet_20_link"><text:span text:style-name="T18">в</text:span></text:span></text:a><text:a xlink:type="simple" xlink:href="https://javarush.com/groups/posts/1933-klass-arrays-i-ego-ispoljhzovanie" office:target-frame-name="https://javarush.com/groups/posts/1933-klass-arrays-i-ego-ispoljhzovanie" xlink:show="replace" text:style-name="Internet_20_link" text:visited-style-name="Visited_20_Internet_20_Link"><text:span text:style-name="Internet_20_link"><text:span text:style-name="T20"> Java (javarush.com)</text:span></text:span></text:a></text:p>
        </text:list-item>
        <text:list-item>
          <text:p text:style-name="P46"><text:a xlink:type="simple" xlink:href="https://www.techiedelight.com/ru/reverse-array-java/" office:target-frame-name="https://www.techiedelight.com/ru/reverse-array-java/" xlink:show="replace" text:style-name="Internet_20_link" text:visited-style-name="Visited_20_Internet_20_Link"><text:span text:style-name="Internet_20_link"><text:span text:style-name="T18">Перевернуть массив в Java (techiedelight.com)</text:span></text:span></text:a></text:p>
        </text:list-item>
        <text:list-item>
          <text:p text:style-name="P46">Введение в массивы. <text:a xlink:type="simple" xlink:href="https://youtu.be/_mGgR5OhI6I" office:target-frame-name="https://youtu.be/_mGgR5OhI6I" xlink:show="replace" text:style-name="Internet_20_link" text:visited-style-name="Visited_20_Internet_20_Link"><text:span text:style-name="Internet_20_link">https://youtu.be/_mGgR5OhI6I</text:span></text:a> </text:p>
        </text:list-item>
        <text:list-item>
          <text:p text:style-name="P46">Пример копирования массивов <text:span text:style-name="T19">Java</text:span>. <text:a xlink:type="simple" xlink:href="https://youtu.be/DaVBjoTrgH8" office:target-frame-name="https://youtu.be/DaVBjoTrgH8" xlink:show="replace" text:style-name="Internet_20_link" text:visited-style-name="Visited_20_Internet_20_Link"><text:span text:style-name="Internet_20_link">https://youtu.be/DaVBjoTrgH8</text:span></text:a> <text:s/></text:p>
        </text:list-item>
      </text:list>
      <text:p text:style-name="P20"/>
      <text:p text:style-name="P20">ЗАДАНИЯ К ПРАКТИЧЕСКОМУ ЗАНЯТИЮ</text:p>
      <text:p text:style-name="P22">Для решения задачи используйте методические указания уроков 5, 6, 7</text:p>
      <text:p text:style-name="P16">Вам представлено описание библиотеки, которая позволит вернуть список свободных временных интервалов (заданного размера) в графике сотрудника. </text:p>
      <text:p text:style-name="P16">Изучите алгоритм работы библиотеки. На основании описания параметров библиотеки подготовьте инструменты тестирования библиотеки. </text:p>
      <text:p text:style-name="P14">Вход: </text:p>
      <text:list xml:id="list185518888" text:style-name="WWNum6">
        <text:list-item>
          <text:p text:style-name="P12">список занятых промежутков времени (в двух массивах: startTimes - начало, durations - длительность), </text:p>
        </text:list-item>
        <text:list-item>
          <text:p text:style-name="P12">минимальное необходимое время для диагностики/консультации/работы (consultationTime),</text:p>
        </text:list-item>
        <text:list-item>
          <text:p text:style-name="P12">рабочий день сотрудника (начало - beginWorkingTime и завершение - endWorkingTime)</text:p>
        </text:list-item>
      </text:list>
      <text:p text:style-name="P14">Выход:</text:p>
      <text:list xml:id="list3501403123" text:style-name="WWNum7">
        <text:list-item>
          <text:p text:style-name="P13">список подходящих свободных временных промежутков (в массив строк формата HH:mm-HH:mm)</text:p>
        </text:list-item>
      </text:list>
      <text:p text:style-name="P44"><text:span text:style-name="T9">Пример</text:span><text:span text:style-name="T10">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Вход</text:p>
          </table:table-cell>
          <table:table-cell table:style-name="Таблица1.A1" office:value-type="string">
            <text:p text:style-name="P17">Выход</text:p>
          </table:table-cell>
        </table:table-row>
        <table:table-row table:style-name="Таблица1.1">
          <table:table-cell table:style-name="Таблица1.A1" office:value-type="string">
            <text:p text:style-name="P24">startTime | duration</text:p>
            <text:p text:style-name="P24">10:00 60</text:p>
            <text:p text:style-name="P24">11:00 30</text:p>
            <text:p text:style-name="P24">15:00 10</text:p>
            <text:p text:style-name="P24">15:30 10</text:p>
            <text:p text:style-name="P24">16:50 40</text:p>
            <text:p text:style-name="P24">Working Times</text:p>
            <text:p text:style-name="P24">08:00-18:00 </text:p>
            <text:p text:style-name="P24">Consultation Time</text:p>
            <text:p text:style-name="P17">30</text:p>
          </table:table-cell>
          <table:table-cell table:style-name="Таблица1.A1" office:value-type="string">
            <text:p text:style-name="P17"><text:bookmark-start text:name="__DdeLink__592_1107078951"/>08:00-08:30</text:p>
            <text:p text:style-name="P17">08:30-09:00</text:p>
            <text:p text:style-name="P17">09:00-09:30</text:p>
            <text:p text:style-name="P17">09:30-10:00</text:p>
            <text:p text:style-name="P17">11:30-12:00</text:p>
            <text:p text:style-name="P17">12:00-12:30</text:p>
            <text:p text:style-name="P17">12:30-13:00</text:p>
            <text:p text:style-name="P17">13:00-13:30</text:p>
            <text:p text:style-name="P17">13:30-14:00</text:p>
            <text:p text:style-name="P17">14:00-14:30</text:p>
            <text:p text:style-name="P17">14:30-15:00</text:p>
            <text:p text:style-name="P17">15:40-16:10</text:p>
            <text:p text:style-name="P17">16:10-16:40</text:p>
            <text:p text:style-name="P17">17:30-18:00<text:bookmark-end text:name="__DdeLink__592_1107078951"/></text:p>
          </table:table-cell>
        </table:table-row>
      </table:table>
      <text:p text:style-name="P28"/>
      <text:p text:style-name="P18"><text:soft-page-break/>Требования к программному коду:</text:p>
      <text:list xml:id="list2987673625" text:style-name="WWNum4">
        <text:list-item>
          <text:p text:style-name="P8"><text:span text:style-name="T3">Программа должна быть построена по принципу ООП. Иметь метод </text:span><text:span text:style-name="T8">Main</text:span><text:span text:style-name="T3"> в котором должна быть указана информация о программе в форме:</text:span></text:p>
        </text:list-item>
      </text:list>
      <text:p text:style-name="P29">Версия программы</text:p>
      <text:p text:style-name="P29">Функции программы</text:p>
      <text:p text:style-name="P29">Данные о разработчиках</text:p>
      <text:p text:style-name="P29">©️ все права защищены</text:p>
      <text:list xml:id="list112024500617071" text:continue-numbering="true" text:style-name="WWNum4">
        <text:list-item>
          <text:p text:style-name="P8"><text:span text:style-name="T3">Программа должна иметь класс </text:span><text:span text:style-name="T12">Calculations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2">Название класса</text:p>
          </table:table-cell>
          <table:table-cell table:style-name="Таблица2.A1" office:value-type="string">
            <text:p text:style-name="P32">Calculations</text:p>
          </table:table-cell>
        </table:table-row>
        <table:table-row table:style-name="Таблица2.2">
          <table:table-cell table:style-name="Таблица2.A1" office:value-type="string">
            <text:p text:style-name="P33">Название метода</text:p>
          </table:table-cell>
          <table:table-cell table:style-name="Таблица2.A1" office:value-type="string">
            <text:p text:style-name="P33">availablePeriods()</text:p>
          </table:table-cell>
        </table:table-row>
        <table:table-row table:style-name="Таблица2.3">
          <table:table-cell table:style-name="Таблица2.A1" office:value-type="string">
            <text:p text:style-name="P33">Входящие обязательные параметры</text:p>
          </table:table-cell>
          <table:table-cell table:style-name="Таблица2.A1" office:value-type="string">
            <text:p text:style-name="P34"><text:bookmark-start text:name="__DdeLink__590_1107078951"/>LocalTime[] startTimes,<text:bookmark-end text:name="__DdeLink__590_1107078951"/></text:p>
            <text:p text:style-name="P34">int[] durations,</text:p>
            <text:p text:style-name="P34">LocalTime beginWorkingTime,</text:p>
            <text:p text:style-name="P33">LocalTime endWorkingTime,</text:p>
            <text:p text:style-name="P33">int consultationTime</text:p>
          </table:table-cell>
        </table:table-row>
        <table:table-row table:style-name="Таблица2.4">
          <table:table-cell table:style-name="Таблица2.A1" office:value-type="string">
            <text:p text:style-name="P41"><text:span text:style-name="T12">Возвращаемые</text:span><text:span text:style-name="T11"> </text:span><text:span text:style-name="T12">параметры</text:span></text:p>
          </table:table-cell>
          <table:table-cell table:style-name="Таблица2.A1" office:value-type="string">
            <text:p text:style-name="P34">string[]</text:p>
          </table:table-cell>
        </table:table-row>
      </table:table>
      <text:p text:style-name="P19"/>
      <text:list xml:id="list112025370463912" text:continue-numbering="true" text:style-name="WWNum4">
        <text:list-item>
          <text:p text:style-name="P8"><text:span text:style-name="T3">Программа должна иметь спецификацию сценариев тестов для метода </text:span><text:span text:style-name="T12">availablePeriods</text:span><text:span text:style-name="T3">; сценарии должны</text:span><text:span text:style-name="T4"> </text:span><text:span text:style-name="T2">предусматривать различные ситуации. </text:span><text:span text:style-name="T7">Например, недостаточное время в промежутках между ранее созданными консультациями, либо в начале рабочего дня, либо в конце рабочего дня; различная длительность консультация и т.д.</text:span></text:p>
        </text:list-item>
      </text:list>
      <text:p text:style-name="P30"/>
      <text:p text:style-name="P30">Шаблон спецификации тестов сценария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9">Наименование</text:p>
          </table:table-cell>
          <table:table-cell table:style-name="Таблица3.A1" office:value-type="string">
            <text:p text:style-name="P39">Описание</text:p>
          </table:table-cell>
        </table:table-row>
        <table:table-row table:style-name="Таблица3.2">
          <table:table-cell table:style-name="Таблица3.A2" office:value-type="string">
            <text:p text:style-name="P36">Наименование <text:line-break/>проекта</text:p>
          </table:table-cell>
          <table:table-cell table:style-name="Таблица3.B2" office:value-type="string">
            <text:p text:style-name="P45">Calculations</text:p>
          </table:table-cell>
        </table:table-row>
        <table:table-row table:style-name="Таблица3.3">
          <table:table-cell table:style-name="Таблица3.A3" office:value-type="string">
            <text:p text:style-name="P42"><text:span text:style-name="T6"><text:s/></text:span><text:span text:style-name="T16">Номер версии</text:span></text:p>
          </table:table-cell>
          <table:table-cell table:style-name="Таблица3.B3" office:value-type="string">
            <text:p text:style-name="P26">1.0</text:p>
          </table:table-cell>
        </table:table-row>
        <table:table-row table:style-name="Таблица3.4">
          <table:table-cell table:style-name="Таблица3.A4" office:value-type="string">
            <text:p text:style-name="P42"><text:span text:style-name="T6"><text:s/></text:span><text:span text:style-name="T16">Имя тестера</text:span></text:p>
          </table:table-cell>
          <table:table-cell table:style-name="Таблица3.B4" office:value-type="string">
            <text:p text:style-name="P15">Шишкина Н.В.</text:p>
          </table:table-cell>
        </table:table-row>
        <table:table-row table:style-name="Таблица3.3">
          <table:table-cell table:style-name="Таблица3.A5" office:value-type="string">
            <text:p text:style-name="P15">Даты тестирования</text:p>
          </table:table-cell>
          <table:table-cell table:style-name="Таблица3.B5" office:value-type="string">
            <text:p text:style-name="P15"><text:span text:style-name="T21">08</text:span>.<text:span text:style-name="T21">11</text:span>.2023 <text:span text:style-name="T21">10:56</text:span></text:p>
          </table:table-cell>
        </table:table-row>
        <table:table-row table:style-name="Таблица3.6">
          <table:table-cell table:style-name="Таблица3.A6" office:value-type="string">
            <text:p text:style-name="P37">Test Case #</text:p>
          </table:table-cell>
          <table:table-cell table:style-name="Таблица3.B6" office:value-type="string">
            <text:p text:style-name="P15">Тест #01 -правильность вычисления функции avaiblePeriods</text:p>
          </table:table-cell>
        </table:table-row>
        <table:table-row table:style-name="Таблица3.7">
          <table:table-cell table:style-name="Таблица3.A7" office:value-type="string">
            <text:p text:style-name="P42"><text:span text:style-name="T6">П</text:span><text:span text:style-name="T16">риоритет теста (низкий/средний/высокий)</text:span></text:p>
          </table:table-cell>
          <table:table-cell table:style-name="Таблица3.B7" office:value-type="string">
            <text:p text:style-name="P37">высокий</text:p>
          </table:table-cell>
        </table:table-row>
        <table:table-row table:style-name="Таблица3.8">
          <table:table-cell table:style-name="Таблица3.A8" office:value-type="string">
            <text:p text:style-name="P37">Наименование варианта тестирования</text:p>
          </table:table-cell>
          <table:table-cell table:style-name="Таблица3.B8" office:value-type="string">
            <text:p text:style-name="P38">avaiblePeriods_1_time-_eturned</text:p>
          </table:table-cell>
        </table:table-row>
        <table:table-row table:style-name="Таблица3.9">
          <table:table-cell table:style-name="Таблица3.A9" office:value-type="string">
            <text:p text:style-name="P42"><text:span text:style-name="T6"><text:s/></text:span><text:span text:style-name="T16">Резюме испытания</text:span></text:p>
          </table:table-cell>
          <table:table-cell table:style-name="Таблица3.B9" office:value-type="string">
            <text:p text:style-name="P15">Правильно вычисленное значение</text:p>
          </table:table-cell>
        </table:table-row>
        <table:table-row table:style-name="Таблица3.10">
          <table:table-cell table:style-name="Таблица3.A10" office:value-type="string">
            <text:p text:style-name="P42"><text:span text:style-name="T6"><text:s/></text:span><text:span text:style-name="T16">Шаги тестирования</text:span></text:p>
          </table:table-cell>
          <table:table-cell table:style-name="Таблица3.B10" office:value-type="string">
            <text:list xml:id="list3717838023" text:style-name="L1">
              <text:list-item>
                <text:p text:style-name="P10">Задать экземпляр Calculations</text:p>
              </text:list-item>
              <text:list-item>
                <text:p text:style-name="P9">Сформировать тестовые данные(start_time,beginWorkingTime,endWorkingTime,consulationTime, duration)</text:p>
              </text:list-item>
              <text:list-item>
                <text:p text:style-name="P9">Вычилсить правильное расположение временных промежутков</text:p>
              </text:list-item>
              <text:list-item>
                <text:p text:style-name="P9">Сравнить результаты вычисления с результатами(actual,expected)</text:p>
              </text:list-item>
            </text:list>
          </table:table-cell>
        </table:table-row>
        <table:table-row table:style-name="Таблица3.11">
          <table:table-cell table:style-name="Таблица3.A11" office:value-type="string">
            <text:p text:style-name="P43"><text:span text:style-name="T6"><text:s/></text:span><text:span text:style-name="T16">Тестовые данные</text:span><text:span text:style-name="T17">startTime | duration</text:span></text:p>
            <text:p text:style-name="P25">10:00 60</text:p>
            <text:p text:style-name="P25">11:00 30</text:p>
            <text:p text:style-name="P25">15:00 10</text:p>
            <text:p text:style-name="P25">15:30 10</text:p>
            <text:p text:style-name="P25"><text:soft-page-break/>16:50 40</text:p>
            <text:p text:style-name="P25">Working Times</text:p>
            <text:p text:style-name="P25">08:00-18:00 </text:p>
            <text:p text:style-name="P25">Consultation Time</text:p>
            <text:p text:style-name="P35">30</text:p>
          </table:table-cell>
          <table:table-cell table:style-name="Таблица3.B11" office:value-type="string">
            <text:p text:style-name="P25">startTime | duration</text:p>
            <text:p text:style-name="P25">10:00 60</text:p>
            <text:p text:style-name="P25">11:00 30</text:p>
            <text:p text:style-name="P25">15:00 10</text:p>
            <text:p text:style-name="P25">15:30 10</text:p>
            <text:p text:style-name="P25"><text:soft-page-break/>16:50 40</text:p>
            <text:p text:style-name="P25">Working Times</text:p>
            <text:p text:style-name="P25">08:00-18:00 </text:p>
            <text:p text:style-name="P25">Consultation Time</text:p>
            <text:p text:style-name="P27"><text:bookmark-start text:name="__DdeLink__592_11070789511"/>30<text:bookmark-end text:name="__DdeLink__592_11070789511"/></text:p>
          </table:table-cell>
        </table:table-row>
        <table:table-row table:style-name="Таблица3.12">
          <table:table-cell table:style-name="Таблица3.A12" office:value-type="string">
            <text:p text:style-name="P37">Ожидаемый <text:line-break/>результат</text:p>
          </table:table-cell>
          <table:table-cell table:style-name="Таблица3.B12" office:value-type="string">
            <text:p text:style-name="P26">-</text:p>
          </table:table-cell>
        </table:table-row>
        <table:table-row table:style-name="Таблица3.13">
          <table:table-cell table:style-name="Таблица3.A13" office:value-type="string">
            <text:p text:style-name="P37">Фактический <text:line-break/>результат</text:p>
          </table:table-cell>
          <table:table-cell table:style-name="Таблица3.B13" office:value-type="string">
            <text:p text:style-name="P26">-</text:p>
          </table:table-cell>
        </table:table-row>
        <table:table-row table:style-name="Таблица3.2">
          <table:table-cell table:style-name="Таблица3.A14" office:value-type="string">
            <text:p text:style-name="P42"><text:span text:style-name="T6"><text:s/></text:span><text:span text:style-name="T16">Предусловия</text:span></text:p>
          </table:table-cell>
          <table:table-cell table:style-name="Таблица3.B14" office:value-type="string">
            <text:p text:style-name="P15"><text:s/>-</text:p>
          </table:table-cell>
        </table:table-row>
        <table:table-row table:style-name="Таблица3.15">
          <table:table-cell table:style-name="Таблица3.A15" office:value-type="string">
            <text:p text:style-name="P42"><text:span text:style-name="T6"><text:s/></text:span><text:span text:style-name="T16">Постусловия</text:span></text:p>
          </table:table-cell>
          <table:table-cell table:style-name="Таблица3.B15" office:value-type="string">
            <text:p text:style-name="P15"><text:s/>-</text:p>
          </table:table-cell>
        </table:table-row>
        <table:table-row table:style-name="Таблица3.16">
          <table:table-cell table:style-name="Таблица3.A16" office:value-type="string">
            <text:p text:style-name="P42"><text:span text:style-name="T6"><text:s/></text:span><text:span text:style-name="T16">Статус (Pass/Fail)</text:span></text:p>
          </table:table-cell>
          <table:table-cell table:style-name="Таблица3.B16" office:value-type="string">
            <text:p text:style-name="P15"><text:s/><text:span text:style-name="T22">Fail</text:span></text:p>
          </table:table-cell>
        </table:table-row>
        <table:table-row table:style-name="Таблица3.17">
          <table:table-cell table:style-name="Таблица3.A17" office:value-type="string">
            <text:p text:style-name="P42"><text:span text:style-name="T6"><text:s/></text:span><text:span text:style-name="T16">Комментарии</text:span></text:p>
          </table:table-cell>
          <table:table-cell table:style-name="Таблица3.B17" office:value-type="string">
            <text:p text:style-name="P31"/>
          </table:table-cell>
        </table:table-row>
      </table:table>
      <text:p text:style-name="P30"/>
      <text:list xml:id="list112026063005301" text:continue-list="list112025370463912" text:style-name="WWNum4">
        <text:list-item>
          <text:p text:style-name="P8"><text:span text:style-name="T3">Реализуйте спецификацию тестов с использованием </text:span><text:span text:style-name="T8">Junit</text:span><text:span text:style-name="T3"> тестов. Тесты должны быть интегрированы ы код в отдельном пакете. </text:span></text:p>
        </text:list-item>
        <text:list-item>
          <text:p text:style-name="P11">Докажите правильность работы программного кода.</text:p>
        </text:list-item>
        <text:list-item>
          <text:p text:style-name="P11">Оформите отчет: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">Класс</text:p>
          </table:table-cell>
          <table:table-cell table:style-name="Таблица4.A1" office:value-type="string">
            <text:p text:style-name="P6">Листинг</text:p>
          </table:table-cell>
        </table:table-row>
        <table:table-row table:style-name="Таблица4.1">
          <table:table-cell table:style-name="Таблица4.A1" office:value-type="string">
            <text:p text:style-name="P5">Main</text:p>
          </table:table-cell>
          <table:table-cell table:style-name="Таблица4.A1" office:value-type="string">
            <text:p text:style-name="P4"><text:span text:style-name="T23">// Press Shift twice to open the Search Everywhere dialog and type `show whitespaces`,</text:span><text:line-break/><text:span text:style-name="T23">// then press Enter. You can now see whitespace characters in your code.</text:span><text:line-break/><text:span text:style-name="T24">public class </text:span><text:span text:style-name="T25">Main {</text:span><text:line-break/><text:span text:style-name="T25"> <text:s text:c="3"/></text:span><text:span text:style-name="T24">public static void </text:span><text:span text:style-name="T27">main</text:span><text:span text:style-name="T25">(String[] args) {</text:span><text:line-break/><text:span text:style-name="T25"> <text:s text:c="7"/>System.</text:span><text:span text:style-name="T28">out</text:span><text:span text:style-name="T25">.println(</text:span><text:span text:style-name="T30">"Версия программы"</text:span><text:span text:style-name="T25">);</text:span><text:line-break/><text:span text:style-name="T25"> <text:s text:c="7"/>System.</text:span><text:span text:style-name="T28">out</text:span><text:span text:style-name="T25">.println(</text:span><text:span text:style-name="T30">"Функции программы"</text:span><text:span text:style-name="T25">);</text:span><text:line-break/><text:span text:style-name="T25"> <text:s text:c="7"/>System.</text:span><text:span text:style-name="T28">out</text:span><text:span text:style-name="T25">.println(</text:span><text:span text:style-name="T30">"Данные о разработчиках"</text:span><text:span text:style-name="T25">);</text:span><text:line-break/><text:span text:style-name="T25"> <text:s text:c="7"/>System.</text:span><text:span text:style-name="T28">out</text:span><text:span text:style-name="T25">.println(</text:span><text:span text:style-name="T30">"©</text:span><text:span text:style-name="T24">\uFE0F</text:span><text:span text:style-name="T30"> все права защищены"</text:span><text:span text:style-name="T25">);</text:span><text:line-break/><text:span text:style-name="T25"> <text:s text:c="7"/>}</text:span><text:line-break/><text:span text:style-name="T25"> <text:s text:c="3"/>}</text:span><text:line-break/></text:p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7">Calculations</text:p>
          </table:table-cell>
          <table:table-cell table:style-name="Таблица4.A1" office:value-type="string">
            <text:p text:style-name="P4"><text:span text:style-name="T24">package </text:span><text:span text:style-name="T25">Gavno;</text:span><text:line-break/><text:line-break/><text:span text:style-name="T24">import </text:span><text:span text:style-name="T25">java.time.LocalTime;</text:span><text:line-break/><text:line-break/><text:span text:style-name="T24">public class </text:span><text:span text:style-name="T25">Calculations {</text:span><text:line-break/><text:span text:style-name="T25"> <text:s text:c="3"/>String[] </text:span><text:span text:style-name="T27">availablePeridos</text:span><text:span text:style-name="T25">(LocalTime[] startTime,</text:span><text:line-break/><text:span text:style-name="T25"> <text:s text:c="29"/></text:span><text:span text:style-name="T24">int</text:span><text:span text:style-name="T25">[] durations,</text:span><text:line-break/><text:span text:style-name="T25"> <text:s text:c="29"/>LocalTime beginWorkingTime,</text:span><text:line-break/><text:span text:style-name="T25"> <text:s text:c="29"/>LocalTime endWorkingTime,</text:span><text:line-break/><text:span text:style-name="T25"> <text:s text:c="29"/></text:span><text:span text:style-name="T24">int </text:span><text:span text:style-name="T25">consultationTime) {</text:span><text:line-break/><text:span text:style-name="T25"> <text:s text:c="11"/></text:span><text:span text:style-name="T24">return new </text:span><text:span text:style-name="T25">String[]{};</text:span><text:line-break/><text:line-break/><text:span text:style-name="T25"> <text:s text:c="3"/>}</text:span><text:line-break/><text:span text:style-name="T25">}</text:span><text:line-break/></text:p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Test</text:p>
          </table:table-cell>
          <table:table-cell table:style-name="Таблица4.A1" office:value-type="string">
            <text:p text:style-name="P4"><text:span text:style-name="T24">package </text:span><text:span text:style-name="T25">Gavno;</text:span><text:line-break/><text:line-break/><text:span text:style-name="T24">import </text:span><text:span text:style-name="T25">org.junit.jupiter.api.</text:span><text:span text:style-name="T31">Test</text:span><text:span text:style-name="T25">;</text:span><text:line-break/><text:line-break/><text:soft-page-break/><text:span text:style-name="T24">import </text:span><text:span text:style-name="T25">java.time.LocalTime;</text:span><text:line-break/><text:line-break/><text:span text:style-name="T24">import static </text:span><text:span text:style-name="T25">org.junit.jupiter.api.Assertions.*;</text:span><text:line-break/><text:line-break/><text:span text:style-name="T24">class </text:span><text:span text:style-name="T25">CalculationsTest {</text:span><text:line-break/><text:line-break/><text:span text:style-name="T25"> <text:s text:c="3"/></text:span><text:span text:style-name="T31">@Test</text:span><text:line-break/><text:span text:style-name="T31"> <text:s text:c="3"/></text:span><text:span text:style-name="T24">void </text:span><text:span text:style-name="T27">availablePeridos</text:span><text:span text:style-name="T25">() {</text:span><text:line-break/><text:span text:style-name="T25"> <text:s text:c="7"/>Calculations calculations = </text:span><text:span text:style-name="T24">new </text:span><text:span text:style-name="T25">Calculations();</text:span><text:line-break/><text:span text:style-name="T25"> <text:s text:c="7"/>LocalTime[] start_time = </text:span><text:span text:style-name="T24">new </text:span><text:span text:style-name="T25">LocalTime[]{};</text:span><text:line-break/><text:span text:style-name="T25"> <text:s text:c="7"/>LocalTime.</text:span><text:span text:style-name="T26">of</text:span><text:span text:style-name="T25">(</text:span><text:span text:style-name="T32">10</text:span><text:span text:style-name="T25">, </text:span><text:span text:style-name="T32">0</text:span><text:span text:style-name="T25">, </text:span><text:span text:style-name="T32">0</text:span><text:span text:style-name="T25">, </text:span><text:span text:style-name="T32">0</text:span><text:span text:style-name="T25">);</text:span><text:line-break/><text:span text:style-name="T25"> <text:s text:c="3"/>};</text:span><text:line-break/><text:span text:style-name="T25"> <text:s text:c="3"/></text:span><text:span text:style-name="T24">int</text:span><text:span text:style-name="T25">[] </text:span><text:span text:style-name="T29">durations </text:span><text:span text:style-name="T25">= </text:span><text:span text:style-name="T24">new int</text:span><text:span text:style-name="T25">[]{</text:span><text:span text:style-name="T32">60</text:span><text:span text:style-name="T25">, </text:span><text:span text:style-name="T32">30</text:span><text:span text:style-name="T25">, </text:span><text:span text:style-name="T32">10</text:span><text:span text:style-name="T25">, </text:span><text:span text:style-name="T32">10</text:span><text:span text:style-name="T25">, </text:span><text:span text:style-name="T32">40</text:span><text:span text:style-name="T25">};</text:span><text:line-break/><text:span text:style-name="T25"> <text:s text:c="3"/>String[] </text:span><text:span text:style-name="T29">expected </text:span><text:span text:style-name="T25">= </text:span><text:span text:style-name="T24">new </text:span><text:span text:style-name="T25">String[]{</text:span><text:line-break/><text:span text:style-name="T25"> <text:s text:c="11"/></text:span><text:span text:style-name="T30">"08:00-08:30" </text:span><text:span text:style-name="T25">+</text:span><text:line-break/><text:span text:style-name="T25"> <text:s text:c="19"/></text:span><text:span text:style-name="T30">"08:30-09:00" </text:span><text:span text:style-name="T25">+</text:span><text:line-break/><text:span text:style-name="T25"> <text:s text:c="19"/></text:span><text:span text:style-name="T30">"09:00-09:30" </text:span><text:span text:style-name="T25">+</text:span><text:line-break/><text:span text:style-name="T25"> <text:s text:c="19"/></text:span><text:span text:style-name="T30">"09:30-10:00" </text:span><text:span text:style-name="T25">+</text:span><text:line-break/><text:span text:style-name="T25"> <text:s text:c="19"/></text:span><text:span text:style-name="T30">"11:30-12:00" </text:span><text:span text:style-name="T25">+</text:span><text:line-break/><text:span text:style-name="T25"> <text:s text:c="19"/></text:span><text:span text:style-name="T30">"12:00-12:30" </text:span><text:span text:style-name="T25">+</text:span><text:line-break/><text:span text:style-name="T25"> <text:s text:c="19"/></text:span><text:span text:style-name="T30">"12:30-13:00" </text:span><text:span text:style-name="T25">+</text:span><text:line-break/><text:span text:style-name="T25"> <text:s text:c="19"/></text:span><text:span text:style-name="T30">"13:00-13:30" </text:span><text:span text:style-name="T25">+</text:span><text:line-break/><text:span text:style-name="T25"> <text:s text:c="19"/></text:span><text:span text:style-name="T30">"13:30-14:00" </text:span><text:span text:style-name="T25">+</text:span><text:line-break/><text:span text:style-name="T25"> <text:s text:c="19"/></text:span><text:span text:style-name="T30">"14:00-14:30" </text:span><text:span text:style-name="T25">+</text:span><text:line-break/><text:span text:style-name="T25"> <text:s text:c="19"/></text:span><text:span text:style-name="T30">"14:30-15:00" </text:span><text:span text:style-name="T25">+</text:span><text:line-break/><text:span text:style-name="T25"> <text:s text:c="19"/></text:span><text:span text:style-name="T30">"15:40-16:10" </text:span><text:span text:style-name="T25">+</text:span><text:line-break/><text:span text:style-name="T25"> <text:s text:c="19"/></text:span><text:span text:style-name="T30">"16:10-16:40" </text:span><text:span text:style-name="T25">+</text:span><text:line-break/><text:span text:style-name="T25"> <text:s text:c="19"/></text:span><text:span text:style-name="T30">"17:30-18:00"</text:span><text:line-break/><text:line-break/><text:line-break/><text:span text:style-name="T30"> <text:s text:c="3"/></text:span><text:span text:style-name="T25">};</text:span><text:line-break/><text:span text:style-name="T25"> <text:s text:c="3"/>LocalTime </text:span><text:span text:style-name="T29">beginWorkingTime</text:span><text:span text:style-name="T25">= LocalTime.</text:span><text:span text:style-name="T26">of</text:span><text:span text:style-name="T25">(</text:span><text:span text:style-name="T32">8</text:span><text:span text:style-name="T25">,</text:span><text:span text:style-name="T32">0</text:span><text:span text:style-name="T25">);</text:span><text:line-break/><text:span text:style-name="T25"> <text:s text:c="3"/>LocalTime </text:span><text:span text:style-name="T29">endWorkingTime</text:span><text:span text:style-name="T25">=LocalTime.</text:span><text:span text:style-name="T26">of</text:span><text:span text:style-name="T25">(</text:span><text:span text:style-name="T32">10</text:span><text:span text:style-name="T25">,</text:span><text:span text:style-name="T32">0</text:span><text:span text:style-name="T25">);</text:span><text:line-break/><text:span text:style-name="T25"> <text:s text:c="3"/></text:span><text:span text:style-name="T24">int </text:span><text:span text:style-name="T29">consultationTime</text:span><text:span text:style-name="T25">=</text:span><text:span text:style-name="T32">30</text:span><text:span text:style-name="T25">;{</text:span><text:line-break/><text:span text:style-name="T25"> <text:s text:c="3"/>}</text:span><text:line-break/><text:span text:style-name="T25">}</text:span><text:line-break/><text:line-break/></text:p>
            <text:p text:style-name="P3"/>
          </table:table-cell>
        </table:table-row>
      </table:table>
      <text:p text:style-name="P2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docdat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>
      <style:text-properties fo:color="#000000" loext:opacity="100%" style:font-name="Calibri" fo:font-family="Calibri" style:font-family-generic="roman" style:font-pitch="variable" fo:font-size="11pt" style:font-name-asian="Arial" style:font-family-asian="Arial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Default_20_Paragraph_20_Font" style:display-name="Default Paragraph Font" style:family="text"/>
    <style:style style:name="_32_893" style:display-name="2893" style:family="text" style:parent-style-name="Default_20_Paragraph_20_Fon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28" style:display-name="ListLabel 28" style:family="text">
      <style:text-properties fo:background-color="#ffffff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0:50:50.198458601</meta:creation-date>
    <dc:date>2023-12-08T11:18:41.950936723</dc:date>
    <meta:editing-duration>PT17M22S</meta:editing-duration>
    <meta:editing-cycles>8</meta:editing-cycles>
    <meta:generator>LibreOffice/7.3.7.2$Linux_X86_64 LibreOffice_project/30$Build-2</meta:generator>
    <meta:document-statistic meta:table-count="4" meta:image-count="0" meta:object-count="0" meta:page-count="4" meta:paragraph-count="136" meta:word-count="620" meta:character-count="5736" meta:non-whitespace-character-count="4701"/>
  </office:meta>
</office:document-meta>
</file>